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0000"/>
      <style:text-properties fo:color="#ffffff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ackground-color="#afd09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27" office:value-type="string" calcext:value-type="string">
            <text:p>JapanSet </text:p>
          </table:table-cell>
          <table:table-cell table:style-name="ce28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31" office:value-type="string" calcext:value-type="string">
            <text:p>E6 Series Shinkansen</text:p>
          </table:table-cell>
          <table:table-cell table:style-name="ce32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Costs" table:style-name="ta1"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Default"/>
        <table:table-column table:style-name="co7" table:default-cell-style-name="ce36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ce36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Year 2020, with no train expi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JapanSet</text:p>
          </table:table-cell>
          <table:covered-table-cell table:number-columns-repeated="3" table:style-name="ce37"/>
          <table:table-cell/>
          <table:table-cell table:style-name="ce17" office:value-type="string" calcext:value-type="string">
            <text:p>JP+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Shinkansen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Cost</text:p>
          </table:table-cell>
          <table:table-cell/>
          <table:table-cell table:style-name="ce17" office:value-type="string" calcext:value-type="string">
            <text:p>Running Cost</text:p>
          </table:table-cell>
          <table:table-cell table:number-columns-repeated="2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Rounded</text:p>
          </table:table-cell>
          <table:table-cell table:style-name="ce17" office:value-type="string" calcext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 Series</text:p>
          </table:table-cell>
          <table:table-cell office:value-type="string" calcext:value-type="string">
            <text:p>12 tiles</text:p>
          </table:table-cell>
          <table:table-cell office:value-type="float" office:value="504779" calcext:value-type="float">
            <text:p>504,779</text:p>
          </table:table-cell>
          <table:table-cell table:formula="of:=[.C6]/[.$C$6]" office:value-type="float" office:value="1" calcext:value-type="float">
            <text:p>1</text:p>
          </table:table-cell>
          <table:table-cell office:value-type="float" office:value="270262" calcext:value-type="float">
            <text:p>270,262</text:p>
          </table:table-cell>
          <table:table-cell table:formula="of:=[.E6]/[.$E$6]" office:value-type="float" office:value="1" calcext:value-type="float">
            <text:p>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585937" calcext:value-type="float">
            <text:p>585,937</text:p>
          </table:table-cell>
          <table:table-cell office:value-type="float" office:value="336600" calcext:value-type="float">
            <text:p>336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Series</text:p>
          </table:table-cell>
          <table:table-cell office:value-type="string" calcext:value-type="string">
            <text:p>12 tiles</text:p>
          </table:table-cell>
          <table:table-cell office:value-type="float" office:value="531732" calcext:value-type="float">
            <text:p>531,732</text:p>
          </table:table-cell>
          <table:table-cell table:formula="of:=[.C7]/[.$C$6]" office:value-type="float" office:value="1.05339564443053" calcext:value-type="float">
            <text:p>1.05339564443053</text:p>
          </table:table-cell>
          <table:table-cell office:value-type="float" office:value="270712" calcext:value-type="float">
            <text:p>270,712</text:p>
          </table:table-cell>
          <table:table-cell table:formula="of:=[.E7]/[.$E$6]" office:value-type="float" office:value="1.00166505095056" calcext:value-type="float">
            <text:p>1.00166505095056</text:p>
          </table:table-cell>
          <table:table-cell/>
          <table:table-cell table:formula="of:=[.$H$6]*[.D7]" office:value-type="float" office:value="526.697822215266" calcext:value-type="float">
            <text:p>526.697822215266</text:p>
          </table:table-cell>
          <table:table-cell office:value-type="float" office:value="526" calcext:value-type="float">
            <text:p>526</text:p>
          </table:table-cell>
          <table:table-cell table:formula="of:=[.$J$6]/[.$I$6]*[.I7]" office:value-type="float" office:value="616405.724" calcext:value-type="float">
            <text:p>6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Series</text:p>
          </table:table-cell>
          <table:table-cell office:value-type="string" calcext:value-type="string">
            <text:p>12tiles</text:p>
          </table:table-cell>
          <table:table-cell office:value-type="float" office:value="512982" calcext:value-type="float">
            <text:p>512,982</text:p>
          </table:table-cell>
          <table:table-cell table:formula="of:=[.C8]/[.$C$6]" office:value-type="float" office:value="1.01625067603842" calcext:value-type="float">
            <text:p>1.01625067603842</text:p>
          </table:table-cell>
          <table:table-cell office:value-type="float" office:value="270375" calcext:value-type="float">
            <text:p>270,375</text:p>
          </table:table-cell>
          <table:table-cell table:formula="of:=[.E8]/[.$E$6]" office:value-type="float" office:value="1.00041811279425" calcext:value-type="float">
            <text:p>1.00041811279425</text:p>
          </table:table-cell>
          <table:table-cell/>
          <table:table-cell table:formula="of:=[.$H$6]*[.D8]" office:value-type="float" office:value="508.125338019212" calcext:value-type="float">
            <text:p>508.125338019212</text:p>
          </table:table-cell>
          <table:table-cell office:value-type="float" office:value="508" calcext:value-type="float">
            <text:p>508</text:p>
          </table:table-cell>
          <table:table-cell table:formula="of:=[.$J$6]/[.$I$6]*[.I8]" office:value-type="float" office:value="595311.992" calcext:value-type="float">
            <text:p>59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Series</text:p>
          </table:table-cell>
          <table:table-cell office:value-type="string" calcext:value-type="string">
            <text:p>12tiles</text:p>
          </table:table-cell>
          <table:table-cell office:value-type="float" office:value="552826" calcext:value-type="float">
            <text:p>552,826</text:p>
          </table:table-cell>
          <table:table-cell table:formula="of:=[.C9]/[.$C$6]" office:value-type="float" office:value="1.0951842291379" calcext:value-type="float">
            <text:p>1.0951842291379</text:p>
          </table:table-cell>
          <table:table-cell office:value-type="float" office:value="271837" calcext:value-type="float">
            <text:p>271,837</text:p>
          </table:table-cell>
          <table:table-cell table:formula="of:=[.E9]/[.$E$6]" office:value-type="float" office:value="1.00582767832696" calcext:value-type="float">
            <text:p>1.00582767832696</text:p>
          </table:table-cell>
          <table:table-cell/>
          <table:table-cell table:formula="of:=[.$H$6]*[.D9]" office:value-type="float" office:value="547.59211456895" calcext:value-type="float">
            <text:p>547.59211456895</text:p>
          </table:table-cell>
          <table:table-cell office:value-type="float" office:value="548" calcext:value-type="float">
            <text:p>548</text:p>
          </table:table-cell>
          <table:table-cell table:formula="of:=[.$J$6]/[.$I$6]*[.I9]" office:value-type="float" office:value="642186.952" calcext:value-type="float">
            <text:p>642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0]/[.$C$6]" office:value-type="float" office:value="1.02089429235368" calcext:value-type="float">
            <text:p>1.02089429235368</text:p>
          </table:table-cell>
          <table:table-cell office:value-type="float" office:value="269137" calcext:value-type="float">
            <text:p>269,137</text:p>
          </table:table-cell>
          <table:table-cell table:formula="of:=[.E10]/[.$E$6]" office:value-type="float" office:value="0.995837372623602" calcext:value-type="float">
            <text:p>0.995837372623602</text:p>
          </table:table-cell>
          <table:table-cell/>
          <table:table-cell table:formula="of:=[.$H$6]*[.D10]" office:value-type="float" office:value="510.447146176842" calcext:value-type="float">
            <text:p>510.447146176842</text:p>
          </table:table-cell>
          <table:table-cell office:value-type="string" calcext:value-type="string">
            <text:p>175(400) + 189(MU)</text:p>
          </table:table-cell>
          <table:table-cell table:style-name="Default" office:value-type="float" office:value="594874" calcext:value-type="float">
            <text:p>594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eries</text:p>
          </table:table-cell>
          <table:table-cell office:value-type="string" calcext:value-type="string">
            <text:p>12tiles</text:p>
          </table:table-cell>
          <table:table-cell office:value-type="float" office:value="617279" calcext:value-type="float">
            <text:p>617,279</text:p>
          </table:table-cell>
          <table:table-cell table:formula="of:=[.C11]/[.$C$6]" office:value-type="float" office:value="1.22286981035265" calcext:value-type="float">
            <text:p>1.22286981035265</text:p>
          </table:table-cell>
          <table:table-cell office:value-type="float" office:value="272737" calcext:value-type="float">
            <text:p>272,737</text:p>
          </table:table-cell>
          <table:table-cell table:formula="of:=[.E11]/[.$E$6]" office:value-type="float" office:value="1.00915778022808" calcext:value-type="float">
            <text:p>1.00915778022808</text:p>
          </table:table-cell>
          <table:table-cell/>
          <table:table-cell table:formula="of:=[.$H$6]*[.D11]" office:value-type="float" office:value="611.434905176325" calcext:value-type="float">
            <text:p>611.434905176325</text:p>
          </table:table-cell>
          <table:table-cell office:value-type="float" office:value="612" calcext:value-type="float">
            <text:p>612</text:p>
          </table:table-cell>
          <table:table-cell table:formula="of:=[.$J$6]/[.$I$6]*[.I11]" office:value-type="float" office:value="717186.888" calcext:value-type="float">
            <text:p>717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Series</text:p>
          </table:table-cell>
          <table:table-cell office:value-type="string" calcext:value-type="string">
            <text:p>12tiles</text:p>
          </table:table-cell>
          <table:table-cell office:value-type="float" office:value="543451" calcext:value-type="float">
            <text:p>543,451</text:p>
          </table:table-cell>
          <table:table-cell table:formula="of:=[.C12]/[.$C$6]" office:value-type="float" office:value="1.07661174494185" calcext:value-type="float">
            <text:p>1.07661174494185</text:p>
          </table:table-cell>
          <table:table-cell office:value-type="float" office:value="271950" calcext:value-type="float">
            <text:p>271,950</text:p>
          </table:table-cell>
          <table:table-cell table:formula="of:=[.E12]/[.$E$6]" office:value-type="float" office:value="1.00624579112121" calcext:value-type="float">
            <text:p>1.00624579112121</text:p>
          </table:table-cell>
          <table:table-cell/>
          <table:table-cell table:formula="of:=[.$H$6]*[.D12]" office:value-type="float" office:value="538.305872470923" calcext:value-type="float">
            <text:p>538.305872470923</text:p>
          </table:table-cell>
          <table:table-cell office:value-type="float" office:value="538" calcext:value-type="float">
            <text:p>538</text:p>
          </table:table-cell>
          <table:table-cell table:formula="of:=[.$J$6]/[.$I$6]*[.I12]" office:value-type="float" office:value="630468.212" calcext:value-type="float">
            <text:p>630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00 Series</text:p>
          </table:table-cell>
          <table:table-cell office:value-type="string" calcext:value-type="string">
            <text:p>12tiles</text:p>
          </table:table-cell>
          <table:table-cell office:value-type="float" office:value="559857" calcext:value-type="float">
            <text:p>559,857</text:p>
          </table:table-cell>
          <table:table-cell table:formula="of:=[.C13]/[.$C$6]" office:value-type="float" office:value="1.1091130970187" calcext:value-type="float">
            <text:p>1.1091130970187</text:p>
          </table:table-cell>
          <table:table-cell office:value-type="float" office:value="272062" calcext:value-type="float">
            <text:p>272,062</text:p>
          </table:table-cell>
          <table:table-cell table:formula="of:=[.E13]/[.$E$6]" office:value-type="float" office:value="1.00666020380224" calcext:value-type="float">
            <text:p>1.00666020380224</text:p>
          </table:table-cell>
          <table:table-cell/>
          <table:table-cell table:formula="of:=[.$H$6]*[.D13]" office:value-type="float" office:value="554.556548509348" calcext:value-type="float">
            <text:p>554.556548509348</text:p>
          </table:table-cell>
          <table:table-cell office:value-type="float" office:value="554" calcext:value-type="float">
            <text:p>554</text:p>
          </table:table-cell>
          <table:table-cell table:formula="of:=[.$J$6]/[.$I$6]*[.I13]" office:value-type="float" office:value="649218.196" calcext:value-type="float">
            <text:p>649,218</text:p>
          </table:table-cell>
          <table:table-cell table:number-columns-repeated="2"/>
          <table:table-cell table:formula="of:=[.I13]/16*6" office:value-type="float" office:value="207.75" calcext:value-type="float">
            <text:p>207.75</text:p>
          </table:table-cell>
        </table:table-row>
        <table:table-row table:style-name="ro1">
          <table:table-cell office:value-type="string" calcext:value-type="string">
            <text:p>800 Series</text:p>
          </table:table-cell>
          <table:table-cell office:value-type="string" calcext:value-type="string">
            <text:p>12tiles</text:p>
          </table:table-cell>
          <table:table-cell office:value-type="float" office:value="511810" calcext:value-type="float">
            <text:p>511,810</text:p>
          </table:table-cell>
          <table:table-cell table:formula="of:=[.C14]/[.$C$6]" office:value-type="float" office:value="1.0139288678808" calcext:value-type="float">
            <text:p>1.0139288678808</text:p>
          </table:table-cell>
          <table:table-cell office:value-type="float" office:value="269362" calcext:value-type="float">
            <text:p>269,362</text:p>
          </table:table-cell>
          <table:table-cell table:formula="of:=[.E14]/[.$E$6]" office:value-type="float" office:value="0.996669898098882" calcext:value-type="float">
            <text:p>0.996669898098882</text:p>
          </table:table-cell>
          <table:table-cell/>
          <table:table-cell table:formula="of:=[.$H$6]*[.D14]" office:value-type="float" office:value="506.964433940398" calcext:value-type="float">
            <text:p>506.964433940398</text:p>
          </table:table-cell>
          <table:table-cell office:value-type="float" office:value="506" calcext:value-type="float">
            <text:p>506</text:p>
          </table:table-cell>
          <table:table-cell table:formula="of:=[.$J$6]/[.$I$6]*[.I14]" office:value-type="float" office:value="592968.244" calcext:value-type="float">
            <text:p>592,968</text:p>
          </table:table-cell>
          <table:table-cell table:number-columns-repeated="2"/>
          <table:table-cell table:formula="of:=[.I14]/16*6" office:value-type="float" office:value="189.75" calcext:value-type="float">
            <text:p>189.75</text:p>
          </table:table-cell>
        </table:table-row>
        <table:table-row table:style-name="ro1">
          <table:table-cell office:value-type="string" calcext:value-type="string">
            <text:p>E1 Series</text:p>
          </table:table-cell>
          <table:table-cell office:value-type="string" calcext:value-type="string">
            <text:p>12tiles</text:p>
          </table:table-cell>
          <table:table-cell office:value-type="float" office:value="534076" calcext:value-type="float">
            <text:p>534,076</text:p>
          </table:table-cell>
          <table:table-cell table:formula="of:=[.C15]/[.$C$6]" office:value-type="float" office:value="1.05803926074579" calcext:value-type="float">
            <text:p>1.05803926074579</text:p>
          </table:table-cell>
          <table:table-cell office:value-type="float" office:value="270262" calcext:value-type="float">
            <text:p>270,262</text:p>
          </table:table-cell>
          <table:table-cell table:formula="of:=[.E15]/[.$E$6]" office:value-type="float" office:value="1" calcext:value-type="float">
            <text:p>1</text:p>
          </table:table-cell>
          <table:table-cell/>
          <table:table-cell table:formula="of:=[.$H$6]*[.D15]" office:value-type="float" office:value="529.019630372896" calcext:value-type="float">
            <text:p>529.019630372896</text:p>
          </table:table-cell>
          <table:table-cell office:value-type="float" office:value="530" calcext:value-type="float">
            <text:p>530</text:p>
          </table:table-cell>
          <table:table-cell table:formula="of:=[.$J$6]/[.$I$6]*[.I15]" office:value-type="float" office:value="621093.22" calcext:value-type="float">
            <text:p>621,093</text:p>
          </table:table-cell>
          <table:table-cell table:number-columns-repeated="2"/>
          <table:table-cell table:formula="of:=530/16*12" office:value-type="float" office:value="397.5" calcext:value-type="float">
            <text:p>397.5</text:p>
          </table:table-cell>
        </table:table-row>
        <table:table-row table:style-name="ro1">
          <table:table-cell office:value-type="string" calcext:value-type="string">
            <text:p>E2 Series</text:p>
          </table:table-cell>
          <table:table-cell office:value-type="string" calcext:value-type="string">
            <text:p>12tiles</text:p>
          </table:table-cell>
          <table:table-cell office:value-type="float" office:value="520014" calcext:value-type="float">
            <text:p>520,014</text:p>
          </table:table-cell>
          <table:table-cell table:formula="of:=[.C16]/[.$C$6]" office:value-type="float" office:value="1.0301815249842" calcext:value-type="float">
            <text:p>1.0301815249842</text:p>
          </table:table-cell>
          <table:table-cell office:value-type="float" office:value="271387" calcext:value-type="float">
            <text:p>271,387</text:p>
          </table:table-cell>
          <table:table-cell table:formula="of:=[.E16]/[.$E$6]" office:value-type="float" office:value="1.0041626273764" calcext:value-type="float">
            <text:p>1.0041626273764</text:p>
          </table:table-cell>
          <table:table-cell/>
          <table:table-cell table:formula="of:=[.$H$6]*[.D16]" office:value-type="float" office:value="515.090762492101" calcext:value-type="float">
            <text:p>515.090762492101</text:p>
          </table:table-cell>
          <table:table-cell office:value-type="float" office:value="516" calcext:value-type="float">
            <text:p>516</text:p>
          </table:table-cell>
          <table:table-cell table:formula="of:=[.$J$6]/[.$I$6]*[.I16]" office:value-type="float" office:value="604686.984" calcext:value-type="float">
            <text:p>604,687</text:p>
          </table:table-cell>
          <table:table-cell table:number-columns-repeated="2"/>
          <table:table-cell table:formula="of:=[.I16]/16*8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3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7]/[.$C$6]" office:value-type="float" office:value="1.02089429235368" calcext:value-type="float">
            <text:p>1.02089429235368</text:p>
          </table:table-cell>
          <table:table-cell office:value-type="float" office:value="270712" calcext:value-type="float">
            <text:p>270,712</text:p>
          </table:table-cell>
          <table:table-cell table:formula="of:=[.E17]/[.$E$6]" office:value-type="float" office:value="1.00166505095056" calcext:value-type="float">
            <text:p>1.00166505095056</text:p>
          </table:table-cell>
          <table:table-cell/>
          <table:table-cell table:formula="of:=[.$H$6]*[.D17]" office:value-type="float" office:value="510.447146176842" calcext:value-type="float">
            <text:p>510.44714617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 Series</text:p>
          </table:table-cell>
          <table:table-cell office:value-type="string" calcext:value-type="string">
            <text:p>12tiles</text:p>
          </table:table-cell>
          <table:table-cell office:value-type="float" office:value="532904" calcext:value-type="float">
            <text:p>532,904</text:p>
          </table:table-cell>
          <table:table-cell table:formula="of:=[.C18]/[.$C$6]" office:value-type="float" office:value="1.05571745258816" calcext:value-type="float">
            <text:p>1.05571745258816</text:p>
          </table:table-cell>
          <table:table-cell office:value-type="float" office:value="270262" calcext:value-type="float">
            <text:p>270,262</text:p>
          </table:table-cell>
          <table:table-cell table:formula="of:=[.E18]/[.$E$6]" office:value-type="float" office:value="1" calcext:value-type="float">
            <text:p>1</text:p>
          </table:table-cell>
          <table:table-cell/>
          <table:table-cell table:formula="of:=[.$H$6]*[.D18]" office:value-type="float" office:value="527.858726294081" calcext:value-type="float">
            <text:p>527.858726294081</text:p>
          </table:table-cell>
          <table:table-cell office:value-type="float" office:value="528" calcext:value-type="float">
            <text:p>528</text:p>
          </table:table-cell>
          <table:table-cell table:formula="of:=[.$J$6]/[.$I$6]*[.I18]" office:value-type="float" office:value="618749.472" calcext:value-type="float">
            <text:p>618,749</text:p>
          </table:table-cell>
          <table:table-cell table:number-columns-repeated="2"/>
          <table:table-cell table:formula="of:=[.I18]/16*8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5 Series</text:p>
          </table:table-cell>
          <table:table-cell office:value-type="string" calcext:value-type="string">
            <text:p>12tiles</text:p>
          </table:table-cell>
          <table:table-cell office:value-type="float" office:value="579779" calcext:value-type="float">
            <text:p>579,779</text:p>
          </table:table-cell>
          <table:table-cell table:formula="of:=[.C19]/[.$C$6]" office:value-type="float" office:value="1.14857987356843" calcext:value-type="float">
            <text:p>1.14857987356843</text:p>
          </table:table-cell>
          <table:table-cell office:value-type="float" office:value="272287" calcext:value-type="float">
            <text:p>272,287</text:p>
          </table:table-cell>
          <table:table-cell table:formula="of:=[.E19]/[.$E$6]" office:value-type="float" office:value="1.00749272927752" calcext:value-type="float">
            <text:p>1.00749272927752</text:p>
          </table:table-cell>
          <table:table-cell/>
          <table:table-cell table:formula="of:=[.$H$6]*[.D19]" office:value-type="float" office:value="574.289936784217" calcext:value-type="float">
            <text:p>574.289936784217</text:p>
          </table:table-cell>
          <table:table-cell office:value-type="float" office:value="574" calcext:value-type="float">
            <text:p>574</text:p>
          </table:table-cell>
          <table:table-cell table:formula="of:=[.$J$6]/[.$I$6]*[.I19]" office:value-type="float" office:value="672655.676" calcext:value-type="float">
            <text:p>672,656</text:p>
          </table:table-cell>
          <table:table-cell table:number-columns-repeated="2"/>
          <table:table-cell table:formula="of:=[.I19]/16*10" office:value-type="float" office:value="358.75" calcext:value-type="float">
            <text:p>358.75</text:p>
          </table:table-cell>
        </table:table-row>
        <table:table-row table:style-name="ro1">
          <table:table-cell office:value-type="string" calcext:value-type="string">
            <text:p>E6 Series</text:p>
          </table:table-cell>
          <table:table-cell office:value-type="string" calcext:value-type="string">
            <text:p>12tiles</text:p>
          </table:table-cell>
          <table:table-cell office:value-type="float" office:value="568060" calcext:value-type="float">
            <text:p>568,060</text:p>
          </table:table-cell>
          <table:table-cell table:formula="of:=[.C20]/[.$C$6]" office:value-type="float" office:value="1.12536377305712" calcext:value-type="float">
            <text:p>1.12536377305712</text:p>
          </table:table-cell>
          <table:table-cell office:value-type="float" office:value="271612" calcext:value-type="float">
            <text:p>271,612</text:p>
          </table:table-cell>
          <table:table-cell table:formula="of:=[.E20]/[.$E$6]" office:value-type="float" office:value="1.00499515285168" calcext:value-type="float">
            <text:p>1.00499515285168</text:p>
          </table:table-cell>
          <table:table-cell/>
          <table:table-cell table:formula="of:=[.$H$6]*[.D20]" office:value-type="float" office:value="562.68188652856" calcext:value-type="float">
            <text:p>562.6818865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 Series</text:p>
          </table:table-cell>
          <table:table-cell office:value-type="string" calcext:value-type="string">
            <text:p>12tiles</text:p>
          </table:table-cell>
          <table:table-cell office:value-type="float" office:value="542279" calcext:value-type="float">
            <text:p>542,279</text:p>
          </table:table-cell>
          <table:table-cell table:formula="of:=[.C21]/[.$C$6]" office:value-type="float" office:value="1.07428993678422" calcext:value-type="float">
            <text:p>1.07428993678422</text:p>
          </table:table-cell>
          <table:table-cell office:value-type="float" office:value="269812" calcext:value-type="float">
            <text:p>269,812</text:p>
          </table:table-cell>
          <table:table-cell table:formula="of:=[.E21]/[.$E$6]" office:value-type="float" office:value="0.998334949049441" calcext:value-type="float">
            <text:p>0.998334949049441</text:p>
          </table:table-cell>
          <table:table-cell/>
          <table:table-cell table:formula="of:=[.$H$6]*[.D21]" office:value-type="float" office:value="537.144968392108" calcext:value-type="float">
            <text:p>537.144968392108</text:p>
          </table:table-cell>
          <table:table-cell office:value-type="float" office:value="536" calcext:value-type="float">
            <text:p>536</text:p>
          </table:table-cell>
          <table:table-cell table:formula="of:=[.$J$6]/[.$I$6]*[.I21]" office:value-type="float" office:value="628124.464" calcext:value-type="float">
            <text:p>628,124</text:p>
          </table:table-cell>
          <table:table-cell table:number-columns-repeated="2"/>
          <table:table-cell table:formula="of:=[.I21]/16*12" office:value-type="float" office:value="402" calcext:value-type="float">
            <text:p>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8T15:48:08.583662319</dc:date>
    <meta:editing-duration>P11DT2H11M19S</meta:editing-duration>
    <meta:editing-cycles>70</meta:editing-cycles>
    <meta:generator>LibreOffice/7.3.4.2$Linux_X86_64 LibreOffice_project/30$Build-2</meta:generator>
    <meta:document-statistic meta:table-count="6" meta:cell-count="1868" meta:object-count="0"/>
  </office:meta>
</office:document-meta>
</file>